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4805" officeooo:paragraph-rsid="001a4805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a4805" officeooo:paragraph-rsid="001a480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1a4805" officeooo:paragraph-rsid="001a4805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1a4805" officeooo:paragraph-rsid="001a4805" style:font-weight-asian="bold" style:font-weight-complex="bold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normal" officeooo:rsid="001a4805" officeooo:paragraph-rsid="001a4805" style:font-weight-asian="normal" style:font-weight-complex="normal"/>
    </style:style>
    <style:style style:name="P6" style:family="paragraph" style:parent-style-name="Standard">
      <style:text-properties style:font-name="Arial" officeooo:rsid="001b8a3f" officeooo:paragraph-rsid="001b8a3f"/>
    </style:style>
    <style:style style:name="P7" style:family="paragraph" style:parent-style-name="Standard">
      <style:text-properties style:font-name="Arial" fo:font-size="12pt" officeooo:rsid="001b8a3f" officeooo:paragraph-rsid="001b8a3f" style:font-size-asian="12pt" style:font-size-complex="12pt"/>
    </style:style>
    <style:style style:name="P8" style:family="paragraph" style:parent-style-name="Standard">
      <style:text-properties fo:color="#0000ff" style:font-name="Arial" fo:font-size="12pt" officeooo:rsid="001b8a3f" officeooo:paragraph-rsid="001b8a3f" style:font-size-asian="12pt" style:font-size-complex="12pt"/>
    </style:style>
    <style:style style:name="P9" style:family="paragraph" style:parent-style-name="Standard">
      <style:text-properties fo:color="#0000ff" style:font-name="Arial" officeooo:rsid="001a4805" officeooo:paragraph-rsid="001a4805"/>
    </style:style>
    <style:style style:name="P10" style:family="paragraph" style:parent-style-name="Standard">
      <style:text-properties fo:color="#000000" style:font-name="Arial" officeooo:rsid="001b8a3f" officeooo:paragraph-rsid="001b8a3f"/>
    </style:style>
    <style:style style:name="T1" style:family="text">
      <style:text-properties officeooo:rsid="001b8a3f"/>
    </style:style>
    <style:style style:name="T2" style:family="text">
      <style:text-properties fo:color="#0000ff" style:text-outline="false" style:font-name="Monaco" fo:font-size="13pt" fo:letter-spacing="normal" style:letter-kerning="false" style:font-size-asian="13pt"/>
    </style:style>
    <style:style style:name="T3" style:family="text">
      <style:text-properties fo:color="#0000ff" style:text-outline="false" fo:font-size="13pt" fo:letter-spacing="normal" style:letter-kerning="false" style:font-size-asian="13pt"/>
    </style:style>
    <style:style style:name="T4" style:family="text">
      <style:text-properties fo:color="#0000ff" style:text-outline="false" fo:letter-spacing="normal" style:letter-kern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und erste Inbetriebnahme fuer Raspberry Pi</text:p>
      <text:p text:style-name="P1"/>
      <text:p text:style-name="P4">Image Datei laden und mit einem Programm auf die SD Karte laden:</text:p>
      <text:p text:style-name="P1"/>
      <text:p text:style-name="P3">Datei:</text:p>
      <text:p text:style-name="P1"><text:a xlink:type="simple" xlink:href="https://github.com/watterott/RPi-Display">https://github.com/watterott/RPi-Display</text:a></text:p>
      <text:p text:style-name="P1"/>
      <text:p text:style-name="P3">Mögliches Programm für die SD Karte:</text:p>
      <text:p text:style-name="P1"/>
      <text:p text:style-name="P1">Win: Win32DiskImager</text:p>
      <text:p text:style-name="P1"/>
      <text:p text:style-name="P1">Linux/Mac: dd Programm im Terminal</text:p>
      <text:p text:style-name="P1"/>
      <text:p text:style-name="P4">Zugriff auf den Raspberry Pi über ssh:</text:p>
      <text:p text:style-name="P1"/>
      <text:p text:style-name="P5">Fuer Windows mit Putty und fuer Linux/Mac ueber die Konsole:</text:p>
      <text:p text:style-name="P1"/>
      <text:p text:style-name="P9">ssh ”IP Adresse Pi“ </text:p>
      <text:p text:style-name="P9"/>
      <text:p text:style-name="P10">Benutzername: pi</text:p>
      <text:p text:style-name="P10">Passwort: raspberry</text:p>
      <text:p text:style-name="P1"/>
      <text:p text:style-name="P1">Im Raspberry Pi muss noch die IP Adresse eingestellt werden, dafuer muss man <text:span text:style-name="T1">am ende </text:span><text:s/>d<text:span text:style-name="T1">er</text:span> Datei <text:span text:style-name="T1">cmdline</text:span> auf der SD Karte <text:span text:style-name="T1">folgende Zeile einfuegen</text:span></text:p>
      <text:p text:style-name="P6"></text:p>
      <text:p text:style-name="P8">ip=192.168.1.200::192.168.1.1:255.255.255.0:rpi:eth0:off</text:p>
      <text:p text:style-name="P6"/>
      <text:p text:style-name="P7"><text:span text:style-name="T4">ip=&lt;client-ip&gt;:&lt;server-ip&gt;:&lt;gw-ip&gt;:&lt;netmask&gt;:&lt;hostname&gt;:&lt;device&gt;:&lt;autoconf&gt;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09:24:30.521484000</meta:creation-date>
    <dc:date>2014-10-06T09:45:36.854315000</dc:date>
    <meta:editing-duration>PT5M54S</meta:editing-duration>
    <meta:editing-cycles>1</meta:editing-cycles>
    <meta:document-statistic meta:table-count="0" meta:image-count="0" meta:object-count="0" meta:page-count="1" meta:paragraph-count="16" meta:word-count="86" meta:character-count="681" meta:non-whitespace-character-count="607"/>
    <meta:generator>LibreOffice/4.2.1.1$MacOSX_x86 LibreOffice_project/d7dbbd7842e6a58b0f521599204e827654e1fb8b</meta:generator>
  </office:meta>
</office:document-meta>
</file>